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a084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MÔN HỌC: HỆ ĐIỀU HÀNH</text:span></text:p>
      <text:p text:style-name="P1" loext:marker-style-name="T1"><text:span text:style-name="T1">CÂU HỎI VÀ BÀI TẬP CHƯƠNG 2 </text:span></text:p>
      <text:p text:style-name="Standard">BIÊN SOẠN: HÀ PHÚ THỊNH</text:p>
      <text:p text:style-name="Standard">Câu 1: Hệ điều hành bao gồm những thành phần nào? Cụ thể từng thành phần?</text:p>
      <text:p text:style-name="Standard">- Quản lý tiến trình</text:p>
      <text:p text:style-name="Standard">- Quản lý bộ nhớ chính</text:p>
      <text:p text:style-name="Standard">- Quản lý file</text:p>
      <text:p text:style-name="Standard">- Quản lý hệ thống I/O</text:p>
      <text:p text:style-name="Standard">- Quản lý hệ thống lưu trữ thứ cấp</text:p>
      <text:p text:style-name="Standard">- Hệ thống bảo vệ</text:p>
      <text:p text:style-name="Standard">- Hệ thống dịch lệnh</text:p>
      <text:p text:style-name="Standard">Câu 2: Các cơ chế trao đổi thông tin giữa các tiến trình?</text:p>
      <text:p text:style-name="Standard">- Chia sẻ bộ nhớ (Share memory)</text:p>
      <text:p text:style-name="Standard">- Chuyển thông điệp</text:p>
      <text:p text:style-name="Standard">- Dùng tín hiệu</text:p>
      <text:p text:style-name="Standard">- Pipe</text:p>
      <text:p text:style-name="Standard">Câu 3: Cấu trúc hệ thống gồm những loại nào? Cho ví dụ từng loại (theo danh sách tham khảo)</text:p>
      <text:p text:style-name="Standard">Cấu trúc Monolithic – Original UNIX</text:p>
      <text:p text:style-name="Standard">Ví dụ: Linux, UNIX</text:p>
      <text:p text:style-name="Standard">Cấu trúc Layered Approach</text:p>
      <text:p text:style-name="Standard">Ví dụ: THE</text:p>
      <text:p text:style-name="Standard">Cấu trúc Microkernels</text:p>
      <text:p text:style-name="Standard">Ví dụ: Mach, QNX</text:p>
      <text:p text:style-name="Standard">Cấu trúc Modules</text:p>
      <text:p text:style-name="Standard">Ví dụ: Linux, Solaris</text:p>
      <text:p text:style-name="Standard">Cấu trúc Hybrid Systems</text:p>
      <text:p text:style-name="Standard">Ví dụ: Windows NT</text:p>
      <text:p text:style-name="Standard">Câu 4: Chương trình hệ thống gồm những phần nào?x</text:p>
      <text:p text:style-name="Standard">- Quản lý hệ thống file: như create, delete, rename, list</text:p>
      <text:p text:style-name="Standard"><text:soft-page-break/>- Thông tin trạng thái: như date, time, dung lượng bộ nhớ trống</text:p>
      <text:p text:style-name="Standard">- Soạn thảo file: như file editor</text:p>
      <text:p text:style-name="Standard">- Hỗ trợ ngôn ngữ lập trình: như compiler, assembler, interpreter</text:p>
      <text:p text:style-name="Standard">- Nạp, thực thi, giúp tìm lỗi chương trình: như loader, debugger</text:p>
      <text:p text:style-name="Standard">- Giao tiếp: như email, talk, web browser</text:p>
      <text:p text:style-name="Standard">Câu 5: Lời gọi hệ thống là gì và dùng để làm gì?</text:p>
      <text:p text:style-name="Standard">- Lời gọi hệ thống là việc một chương trình máy tính yêu câu một dịch vụ từ nhân của hệ điều hành mà nó thực thi.</text:p>
      <text:p text:style-name="Standard">- Tác dụng:</text:p>
      <text:p text:style-name="Standard"><text:tab/>Dùng để giao tiếp giữa tiến trình và hệ điệu hành</text:p>
      <text:p text:style-name="Standard"><text:tab/>Cung cấp giao diện giữa tiến trình và hệ điều hành</text:p>
      <text:p text:style-name="Standard">Câu 6: Hệ điều hành cung cấp những dịch vụ nào?</text:p>
      <text:p text:style-name="Standard">- Thực thi chương trình</text:p>
      <text:p text:style-name="Standard">- Thực hiện các thao tác I/O theo yêu cầu của chương trình</text:p>
      <text:p text:style-name="Standard">- Các thao tác trên hệ thống file</text:p>
      <text:p text:style-name="Standard">- Trao đổi thông tin tiến trình qua hai cách:</text:p>
      <text:p text:style-name="Standard"><text:tab/>Chia sẻ bộ nhớ</text:p>
      <text:p text:style-name="Standard"><text:tab/>Chuyển thông điệp</text:p>
      <text:p text:style-name="Standard">- Phát hiện lỗi</text:p>
      <text:p text:style-name="Standard">- Ngoài ra còn các dịch vụ giúp tăng hiệu suất của hệ thống:</text:p>
      <text:p text:style-name="Standard"><text:tab/>Cấp phát tài nguyên (resource allocation):</text:p>
      <text:p text:style-name="Standard"><text:tab/><text:tab/>CPU, bộ nhớ chính, ổ đĩa,…</text:p>
      <text:p text:style-name="Standard"><text:tab/><text:tab/>OS có các routine tương ứng.</text:p>
      <text:p text:style-name="Standard">- Kế toán (accounting): Nhầm lưu vết user để tính phí hoặc đơn giản để thống kê.</text:p>
      <text:p text:style-name="Standard">- Bảo vệ (protection)</text:p>
      <text:p text:style-name="Standard"><text:tab/>Hai tiến trình khác nhau không được ảnh hưởng nhau</text:p>
      <text:p text:style-name="Standard"><text:tab/>Kiểm soát được các truy xuất của tài nguyên hệ thống</text:p>
      <text:p text:style-name="Standard">- An ninh (security): Chỉ các user được phép sử dụng hệ thống mới truy cập được tài nguyên của hệ thống (vd: thông qua user name và password)</text:p>
      <text:p text:style-name="Standard">Câu 7: Các khái niệm liên quan đến mấy ảo?</text:p>
      <text:p text:style-name="Standard"><text:soft-page-break/>- Máy ảo là phần mềm tạo ra môi trường giữa hệ máy tính và người dùng, người dùng có thê thực thi phần mềm trên máy ảo</text:p>
      <text:p text:style-name="Standard">- Ví dụ: Virtual Box, Parallel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true" style:font-name-asian="Calibri1" style:font-size-asian="11pt" style:language-asian="en" style:country-asian="US" style:font-name-complex="Cordia New" style:font-size-complex="14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Cordia New" style:font-size-complex="14pt" style:language-complex="th" style:country-complex="TH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õ Đức Định Khánh</meta:initial-creator>
    <meta:editing-cycles>3</meta:editing-cycles>
    <meta:creation-date>2023-10-02T06:29:00</meta:creation-date>
    <dc:date>2023-10-02T19:00:43.948009404</dc:date>
    <meta:editing-duration>PT22M44S</meta:editing-duration>
    <meta:generator>LibreOffice/7.5.6.2$Linux_X86_64 LibreOffice_project/50$Build-2</meta:generator>
    <meta:document-statistic meta:table-count="0" meta:image-count="0" meta:object-count="0" meta:page-count="3" meta:paragraph-count="59" meta:word-count="503" meta:character-count="2312" meta:non-whitespace-character-count="1855"/>
    <meta:user-defined meta:name="AppVersion">16.0000</meta:user-defined>
    <meta:template xlink:type="simple" xlink:actuate="onRequest" xlink:title="Normal" xlink:href=""/>
  </office:meta>
</office:document-meta>
</file>